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20c4e" officeooo:paragraph-rsid="00120c4e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style="normal" fo:font-weight="bold" officeooo:rsid="00222791" officeooo:paragraph-rsid="00222791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6pt" fo:font-style="normal" fo:font-weight="bold" officeooo:rsid="00252894" officeooo:paragraph-rsid="00252894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16pt" fo:font-style="normal" fo:font-weight="bold" officeooo:rsid="00282b34" officeooo:paragraph-rsid="00282b34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font-size="13pt" fo:font-weight="normal" officeooo:rsid="00120c4e" officeooo:paragraph-rsid="00120c4e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44bdc" officeooo:paragraph-rsid="00144bdc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style="italic" fo:font-weight="normal" officeooo:rsid="00120c4e" officeooo:paragraph-rsid="00120c4e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text-properties fo:font-size="13pt" fo:font-style="italic" fo:font-weight="normal" officeooo:rsid="00144bdc" officeooo:paragraph-rsid="00144bdc" style:font-size-asian="11.3500003814697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text-properties fo:font-size="13pt" fo:font-style="italic" fo:font-weight="normal" officeooo:rsid="00145906" officeooo:paragraph-rsid="00145906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Text_20_body">
      <style:text-properties fo:font-size="13pt" style:font-size-asian="13pt" style:font-size-complex="13pt"/>
    </style:style>
    <style:style style:name="P12" style:family="paragraph" style:parent-style-name="Standard">
      <style:text-properties fo:font-size="13pt" fo:font-style="normal" fo:font-weight="normal" officeooo:rsid="00120c4e" officeooo:paragraph-rsid="00120c4e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fo:font-weight="normal" officeooo:rsid="00144bdc" officeooo:paragraph-rsid="00144bdc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fo:font-weight="normal" officeooo:rsid="00145906" officeooo:paragraph-rsid="00145906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font-size="13pt" fo:font-style="normal" fo:font-weight="normal" officeooo:rsid="001720c8" officeooo:paragraph-rsid="001720c8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normal" fo:font-weight="normal" officeooo:rsid="0017582e" officeooo:paragraph-rsid="00145906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fo:font-weight="normal" officeooo:rsid="001788cf" officeooo:paragraph-rsid="001788cf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size="13pt" fo:font-style="normal" fo:font-weight="normal" officeooo:rsid="001945a9" officeooo:paragraph-rsid="001945a9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text-properties fo:font-size="13pt" fo:font-style="normal" fo:font-weight="normal" officeooo:rsid="00282b34" officeooo:paragraph-rsid="00282b34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fo:font-size="13pt" fo:font-style="normal" fo:font-weight="normal" officeooo:rsid="00282b34" officeooo:paragraph-rsid="002873db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Text_20_body">
      <style:text-properties fo:font-size="13pt" officeooo:rsid="001da166" officeooo:paragraph-rsid="001da166" style:font-size-asian="11.3500003814697pt" style:font-size-complex="13pt"/>
    </style:style>
    <style:style style:name="P22" style:family="paragraph" style:parent-style-name="Text_20_body">
      <style:text-properties fo:font-size="13pt" officeooo:rsid="001f7da4" officeooo:paragraph-rsid="001f7da4" style:font-size-asian="11.3500003814697pt" style:font-size-complex="13pt"/>
    </style:style>
    <style:style style:name="P23" style:family="paragraph" style:parent-style-name="Text_20_body">
      <style:paragraph-properties fo:margin-top="0cm" fo:margin-bottom="0cm" style:contextual-spacing="false"/>
      <style:text-properties fo:font-size="13pt" officeooo:rsid="001f7da4" officeooo:paragraph-rsid="001f7da4" style:font-size-asian="11.3500003814697pt" style:font-size-complex="13pt"/>
    </style:style>
    <style:style style:name="P24" style:family="paragraph" style:parent-style-name="Text_20_body">
      <style:text-properties officeooo:paragraph-rsid="001d0542"/>
    </style:style>
    <style:style style:name="P25" style:family="paragraph" style:parent-style-name="Heading_20_1">
      <style:text-properties fo:font-size="16pt" officeooo:rsid="001d0542" officeooo:paragraph-rsid="001d0542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3e128" style:font-style-asian="normal" style:font-style-complex="normal"/>
    </style:style>
    <style:style style:name="T3" style:family="text">
      <style:text-properties fo:font-style="normal" officeooo:rsid="0017582e" style:font-style-asian="normal" style:font-style-complex="normal"/>
    </style:style>
    <style:style style:name="T4" style:family="text">
      <style:text-properties fo:font-style="normal" officeooo:rsid="001788cf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1f7da4"/>
    </style:style>
    <style:style style:name="T7" style:family="text">
      <style:text-properties officeooo:rsid="0021ac25"/>
    </style:style>
    <style:style style:name="T8" style:family="text">
      <style:text-properties officeooo:rsid="002873d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73db" style:font-weight-asian="bold" style:font-weight-complex="bold"/>
    </style:style>
    <style:style style:name="T11" style:family="text">
      <style:text-properties officeooo:rsid="002a4471"/>
    </style:style>
    <style:style style:name="gr1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ecificidade CSS</text:h>
      <text:p text:style-name="P1"/>
      <text:p text:style-name="P10">Quando há um conflito de regras, qual parâmetro prevalecerá sobre outro?</text:p>
      <text:p text:style-name="P5">a) Estilos inline.</text:p>
      <text:p text:style-name="P5">b) ID</text:p>
      <text:p text:style-name="P11">c) Classes, pseudoclasses e atributos.</text:p>
      <text:p text:style-name="P5">d) Elementos e pseudoelementos.</text:p>
      <text:p text:style-name="P5"/>
      <text:p text:style-name="P5">Ex.: Qual o peso de um &lt;h1&gt;?</text:p>
      <text:p text:style-name="P7"><text:span text:style-name="T1">/</text:span>* 0, 0, 0, 1 *<text:span text:style-name="T1">/ <text:s/>Ou seja, contaria como 1 apenas</text:span></text:p>
      <text:p text:style-name="P12"/>
      <text:p text:style-name="P12">Ex.: #content h1 </text:p>
      <text:p text:style-name="P7"><text:span text:style-name="T1">/</text:span>* 0, 1, 0, 1 *<text:span text:style-name="T1">/ Teria um peso maior (101), pois tem um ID. </text:span><text:span text:style-name="T2">Portanto, um eventual conflito de regras entre a estilização do h1 sozinho e h1 dentro do #content, a segunda regra prevaleceria.</text:span></text:p>
      <text:p text:style-name="P1"/>
      <text:p text:style-name="P6">Ex.: #sidebar ul li a.myclass:hover</text:p>
      <text:p text:style-name="P8"><text:span text:style-name="T1">/</text:span>* 0, 1, 2, 3 *<text:span text:style-name="T1">/</text:span></text:p>
      <text:p text:style-name="P13"/>
      <text:p text:style-name="P9"><text:span text:style-name="T1">Site para cálculo de especificidade: </text:span><text:span text:style-name="T5">Specificity Calculator</text:span><text:span text:style-name="T1">.</text:span></text:p>
      <text:p text:style-name="P14"/>
      <text:p text:style-name="P15">Em caso de empate, a Cascata CSS é que vale. </text:p>
      <text:p text:style-name="P15">E no caso do * !important = */, ela tem prioridade total sobre todas as demais.</text:p>
      <text:p text:style-name="P15">Caso haja conflito de !important, a Cascata vale.</text:p>
      <text:p text:style-name="P14"/>
      <text:p text:style-name="P14"/>
      <text:p text:style-name="P9"><text:span text:style-name="T1">* </text:span><text:span text:style-name="T3">Os navegadores interpretam os seletores CSS da direita para a esquerda.</text:span></text:p>
      <text:p text:style-name="P16"/>
      <text:p text:style-name="P9"><text:span text:style-name="T3">*</text:span><text:span text:style-name="T4">Podemos otimizar o código CSS por atribuir a mesma classe a elementos em comum.</text:span></text:p>
      <text:p text:style-name="P17">Ex.: #content a {</text:p>
      <text:p text:style-name="P17">}</text:p>
      <text:p text:style-name="P17">No exemplo acima, queremos estilizar todos os links que estão dentro do id content.</text:p>
      <text:p text:style-name="P17"/>
      <text:p text:style-name="P17">Podemos melhorar isso colocando uma mesma classe nos links.</text:p>
      <text:p text:style-name="P17">Ex.: #social .social-link {</text:p>
      <text:p text:style-name="P17">}</text:p>
      <text:p text:style-name="P17">Dessa forma, o navegador não vai percorrer todos os links da página, mas vai direto naqueles daquela classe. </text:p>
      <text:p text:style-name="P17"/>
      <text:p text:style-name="P18">Para melhorar o código ainda mais, podemos simplesmente eliminar o id e usar a classe .social-link</text:p>
      <text:p text:style-name="P18"/>
      <text:p text:style-name="P18"/>
      <text:p text:style-name="P18"/>
      <text:p text:style-name="P18"/>
      <text:p text:style-name="P18"/>
      <text:h text:style-name="P25" text:outline-level="1"><text:soft-page-break/>CSSOO (CSS Orientado a objeto)</text:h>
      <text:p text:style-name="P24"/>
      <text:p text:style-name="P21">Quando temos elementos que se repetirão ao longo da folha de estilos, <text:span text:style-name="T6">podemos fazer uma classe padrão para eles. E depois só acrescentar mais uma classe à já existente pra diferenciar das demais.</text:span></text:p>
      <text:p text:style-name="P23">Ex.: .box {</text:p>
      <text:p text:style-name="P23"><text:tab/>height: 100px;</text:p>
      <text:p text:style-name="P23"><text:tab/><text:span text:style-name="T7">border</text:span>: 1px solid <text:s/>#ffff;</text:p>
      <text:p text:style-name="P23"><text:tab/><text:span text:style-name="T7">border-radius: 15px;</text:span></text:p>
      <text:p text:style-name="P23"><text:tab/>width: 100px;</text:p>
      <text:p text:style-name="P23">}</text:p>
      <text:p text:style-name="P23"/>
      <text:p text:style-name="P23"><draw:frame text:anchor-type="paragraph" draw:z-index="0" draw:name="Moldura de texto 1" draw:style-name="gr1" draw:text-style-name="P26" svg:width="9.455cm" svg:height="0.747cm" svg:x="8.1cm" svg:y="0.143cm"><draw:text-box><text:p>&lt;div class= “box box-blue”&gt;Texto explicativo&lt;/div&gt;</text:p></draw:text-box></draw:frame>.box .box-blue {</text:p>
      <text:p text:style-name="P23"><text:tab/>background-color: blue;</text:p>
      <text:p text:style-name="P23">}</text:p>
      <text:p text:style-name="P23"/>
      <text:p text:style-name="P23"><draw:frame text:anchor-type="paragraph" draw:z-index="1" draw:name="Moldura de texto 2" draw:style-name="gr1" draw:text-style-name="P26" svg:width="9.455cm" svg:height="0.747cm" svg:x="7.793cm" svg:y="0.427cm"><draw:text-box><text:p>&lt;div class= “box box-red”&gt;Texto explicativo&lt;/div&gt;</text:p></draw:text-box></draw:frame>.box .box-red {</text:p>
      <text:p text:style-name="P23"><text:tab/>background-color: red;</text:p>
      <text:p text:style-name="P23"/>
      <text:p text:style-name="P23"><draw:frame text:anchor-type="paragraph" draw:z-index="2" draw:name="Moldura de texto 3" draw:style-name="gr1" draw:text-style-name="P26" svg:width="9.455cm" svg:height="0.747cm" svg:x="7.745cm" svg:y="0.422cm"><draw:text-box><text:p>&lt;div class= “box box-green”&gt;Texto explicativo&lt;/div&gt;</text:p></draw:text-box></draw:frame>.box .box-green {</text:p>
      <text:p text:style-name="P23"><text:tab/>background-color: green;</text:p>
      <text:p text:style-name="P23">}</text:p>
      <text:p text:style-name="P23"/>
      <text:p text:style-name="P23">Dessa forma, todos os elementos pegam as características em comum a todos eles, com exceção da cor, que é individual a cada um deles. <text:span text:style-name="T7">E elimina código repetido.</text:span></text:p>
      <text:p text:style-name="P22"/>
      <text:p text:style-name="P18"/>
      <text:p text:style-name="P3">BEM (Bloco, Elemento, Modificador)</text:p>
      <text:p text:style-name="P3"/>
      <text:p text:style-name="P19">Exemplo no VSCode.</text:p>
      <text:p text:style-name="P19"/>
      <text:p text:style-name="P4">Sass </text:p>
      <text:p text:style-name="P20">É um pré-processador de CSS que nos permite ter acesso a muitas funções não nativas do CSS. </text:p>
      <text:p text:style-name="P20"><text:span text:style-name="T9"><text:tab/>Variáveis</text:span>: de uma forma mais fácil nos permite alterar diversas porções <text:span text:style-name="T8">do <text:tab/>código alterando apenas a variável. Que pode ser tamanho da fonte, cores, etc.</text:span></text:p>
      <text:p text:style-name="P20"/>
      <text:p text:style-name="P20"><text:tab/><text:span text:style-name="T10">Mixins: </text:span><text:span text:style-name="T8">são porções de códigos que permitem agrupamento de declarações CSS que podem ser </text:span><text:span text:style-name="T11">re</text:span><text:span text:style-name="T8">aproveitadas em outra parte </text:span><text:span text:style-name="T11">do código.</text:span></text:p>
      <text:p text:style-name="P2"/>
      <text:p text:style-name="P2"/>
      <text:p text:style-name="P1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20:14:39.625000000</dc:date>
    <meta:editing-duration>PT9H4M25S</meta:editing-duration>
    <meta:editing-cycles>19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49" meta:word-count="397" meta:character-count="2326" meta:non-whitespace-character-count="1961"/>
  </office:meta>
</office:document-meta>
</file>